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>
      <style:paragraph-properties fo:text-align="center" style:justify-single-word="false"/>
      <style:text-properties officeooo:paragraph-rsid="00188d73"/>
    </style:style>
    <style:style style:name="T1" style:family="text">
      <style:text-properties officeooo:rsid="00188d73"/>
    </style:style>
    <style:style style:name="T2" style:family="text">
      <style:text-properties style:text-underline-style="solid" style:text-underline-width="auto" style:text-underline-color="font-color" officeooo:rsid="00188d7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Strong_20_Emphasis"><text:span text:style-name="T2">Express Quick Reference</text:span></text:span></text:p>
      <text:p text:style-name="Text_20_body"><text:span text:style-name="Strong_20_Emphasis"/></text:p>
      <text:p text:style-name="Text_20_body"><text:span text:style-name="Strong_20_Emphasis">Express Application:</text:span></text:p>
      <text:list text:style-name="L1">
        <text:list-item>
          <text:p text:style-name="P2">Web application framework for Node.js.</text:p>
        </text:list-item>
        <text:list-item>
          <text:p text:style-name="P2">Simplifies the process of building web servers and APIs.</text:p>
        </text:list-item>
        <text:list-item>
          <text:p text:style-name="P1">Provides a robust set of features for web and mobile applications.</text:p>
        </text:list-item>
      </text:list>
      <text:p text:style-name="Text_20_body"><text:span text:style-name="Strong_20_Emphasis">Routing:</text:span></text:p>
      <text:list text:style-name="L2">
        <text:list-item>
          <text:p text:style-name="P4">Defines how an application responds to client requests.</text:p>
        </text:list-item>
        <text:list-item>
          <text:p text:style-name="P4">Routes are defined using HTTP methods (<text:span text:style-name="Source_20_Text">GET</text:span>, <text:span text:style-name="Source_20_Text">POST</text:span>, <text:span text:style-name="Source_20_Text">PUT</text:span>, <text:span text:style-name="Source_20_Text">DELETE</text:span>) and URL patterns.</text:p>
        </text:list-item>
        <text:list-item>
          <text:p text:style-name="P3">Middleware functions can be used for route-specific logic.</text:p>
        </text:list-item>
      </text:list>
      <text:p text:style-name="Text_20_body"><text:span text:style-name="Strong_20_Emphasis">Middleware:</text:span></text:p>
      <text:list text:style-name="L3">
        <text:list-item>
          <text:p text:style-name="P6">Functions that have access to the request and response objects.</text:p>
        </text:list-item>
        <text:list-item>
          <text:p text:style-name="P5">Can modify request and response objects, end the request-response cycle, call the next middleware function, or handle errors.</text:p>
        </text:list-item>
      </text:list>
      <text:p text:style-name="Text_20_body"><text:span text:style-name="Strong_20_Emphasis">Routing Methods:</text:span></text:p>
      <text:list text:style-name="L4">
        <text:list-item>
          <text:p text:style-name="P8"><text:span text:style-name="Source_20_Text">app.get()</text:span>, <text:span text:style-name="Source_20_Text">app.post()</text:span>, <text:span text:style-name="Source_20_Text">app.put()</text:span>, <text:span text:style-name="Source_20_Text">app.delete()</text:span>, etc. for defining routes.</text:p>
        </text:list-item>
        <text:list-item>
          <text:p text:style-name="P7">Syntax: <text:span text:style-name="Source_20_Text">app.METHOD(path, handler)</text:span>.</text:p>
        </text:list-item>
      </text:list>
      <text:p text:style-name="Text_20_body"><text:span text:style-name="Strong_20_Emphasis">Request Object:</text:span></text:p>
      <text:list text:style-name="L5">
        <text:list-item>
          <text:p text:style-name="P10">Represents the HTTP request from the client.</text:p>
        </text:list-item>
        <text:list-item>
          <text:p text:style-name="P9">Contains properties and methods for accessing request data, such as headers, parameters, body, etc.</text:p>
        </text:list-item>
      </text:list>
      <text:p text:style-name="Text_20_body"><text:span text:style-name="Strong_20_Emphasis">Response Object:</text:span></text:p>
      <text:list text:style-name="L6">
        <text:list-item>
          <text:p text:style-name="P12">Represents the HTTP response to send back to the client.</text:p>
        </text:list-item>
        <text:list-item>
          <text:p text:style-name="P11">Contains methods for sending responses, setting headers, and ending the response.</text:p>
        </text:list-item>
      </text:list>
      <text:p text:style-name="Text_20_body"><text:span text:style-name="Strong_20_Emphasis">Middleware Stack:</text:span></text:p>
      <text:list text:style-name="L7">
        <text:list-item>
          <text:p text:style-name="P14">Express processes middleware functions in a stack-like manner.</text:p>
        </text:list-item>
        <text:list-item>
          <text:p text:style-name="P14">Middleware functions are executed sequentially in the order they are defined.</text:p>
        </text:list-item>
        <text:list-item>
          <text:p text:style-name="P13">Use <text:span text:style-name="Source_20_Text">next()</text:span> to pass control to the next middleware function in the stack.</text:p>
        </text:list-item>
      </text:list>
      <text:p text:style-name="Text_20_body"><text:span text:style-name="Strong_20_Emphasis">Error Handling:</text:span></text:p>
      <text:list text:style-name="L8">
        <text:list-item>
          <text:p text:style-name="P16">Middleware functions can handle errors by using the <text:span text:style-name="Source_20_Text">next(err)</text:span> function.</text:p>
        </text:list-item>
        <text:list-item>
          <text:p text:style-name="P16">Error-handling middleware functions have four parameters (<text:span text:style-name="Source_20_Text">err</text:span>, <text:span text:style-name="Source_20_Text">req</text:span>, <text:span text:style-name="Source_20_Text">res</text:span>, <text:span text:style-name="Source_20_Text">next</text:span>).</text:p>
        </text:list-item>
        <text:list-item>
          <text:p text:style-name="P15">Use <text:span text:style-name="Source_20_Text">app.use()</text:span> with a function that takes four parameters to define error-handling middleware.</text:p>
        </text:list-item>
      </text:list>
      <text:p text:style-name="Text_20_body"><text:span text:style-name="Strong_20_Emphasis">Static Files:</text:span></text:p>
      <text:list text:style-name="L9">
        <text:list-item>
          <text:p text:style-name="P18"><text:soft-page-break/>Serve static files (e.g., HTML, CSS, images) using the <text:span text:style-name="Source_20_Text">express.static</text:span> middleware.</text:p>
        </text:list-item>
        <text:list-item>
          <text:p text:style-name="P18">Syntax: <text:span text:style-name="Source_20_Text">app.use(express.static('public'))</text:span>.</text:p>
        </text:list-item>
        <text:list-item>
          <text:p text:style-name="P17">Files are served from the specified directory (<text:span text:style-name="Source_20_Text">public</text:span> in this example).</text:p>
        </text:list-item>
      </text:list>
      <text:p text:style-name="Text_20_body"><text:span text:style-name="Strong_20_Emphasis">Template Engines:</text:span></text:p>
      <text:list text:style-name="L10">
        <text:list-item>
          <text:p text:style-name="P20">Integrate template engines (e.g., Pug, EJS, Handlebars) with Express to generate dynamic HTML.</text:p>
        </text:list-item>
        <text:list-item>
          <text:p text:style-name="P20">Set the view engine using <text:span text:style-name="Source_20_Text">app.set('view engine', 'ejs')</text:span>.</text:p>
        </text:list-item>
        <text:list-item>
          <text:p text:style-name="P19">Render views using <text:span text:style-name="Source_20_Text">res.render('index', { data })</text:span>.</text:p>
        </text:list-item>
      </text:list>
      <text:p text:style-name="Text_20_body"><text:span text:style-name="Strong_20_Emphasis">Middleware Libraries:</text:span></text:p>
      <text:list text:style-name="L11">
        <text:list-item>
          <text:p text:style-name="P22">Use third-party middleware for additional functionality.</text:p>
        </text:list-item>
        <text:list-item>
          <text:p text:style-name="P21">Common middleware includes body-parser for parsing request bodies, morgan for logging HTTP requests, helmet for security headers, etc.</text:p>
        </text:list-item>
      </text:list>
      <text:p text:style-name="Text_20_body"><text:span text:style-name="Strong_20_Emphasis">Routing Parameters:</text:span></text:p>
      <text:list text:style-name="L12">
        <text:list-item>
          <text:p text:style-name="P24">Define routes with parameters to capture values from the URL.</text:p>
        </text:list-item>
        <text:list-item>
          <text:p text:style-name="P24">Parameters are prefixed with <text:span text:style-name="Source_20_Text">:</text:span> in the route path.</text:p>
        </text:list-item>
        <text:list-item>
          <text:p text:style-name="P23">Access parameters using <text:span text:style-name="Source_20_Text">req.params</text:span>.</text:p>
        </text:list-item>
      </text:list>
      <text:p text:style-name="Text_20_body"><text:span text:style-name="Strong_20_Emphasis">Route Handlers:</text:span></text:p>
      <text:list text:style-name="L13">
        <text:list-item>
          <text:p text:style-name="P26">Callback functions that handle requests to specific routes.</text:p>
        </text:list-item>
        <text:list-item>
          <text:p text:style-name="P25">Can be synchronous or asynchronous, depending on the operation.</text:p>
        </text:list-item>
      </text:list>
      <text:p text:style-name="Text_20_body"><text:span text:style-name="Strong_20_Emphasis">RESTful APIs:</text:span></text:p>
      <text:list text:style-name="L14">
        <text:list-item>
          <text:p text:style-name="P28">Use Express to build RESTful APIs for client-server communication.</text:p>
        </text:list-item>
        <text:list-item>
          <text:p text:style-name="P27">Define routes for CRUD operations (Create, Read, Update, Delete) on resources.</text:p>
        </text:list-item>
      </text:list>
      <text:p text:style-name="Text_20_body"><text:span text:style-name="Strong_20_Emphasis">Session Management:</text:span></text:p>
      <text:list text:style-name="L15">
        <text:list-item>
          <text:p text:style-name="P29">Implement session-based authentication and authorization using middleware like Express Sessio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2:40.212174805</meta:creation-date>
    <dc:date>2024-04-07T12:10:43.358952305</dc:date>
    <meta:editing-duration>PT1M4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2" meta:word-count="413" meta:character-count="2765" meta:non-whitespace-character-count="2440"/>
  </office:meta>
</office:document-meta>
</file>